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654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3972in"/>
    </style:style>
    <style:style style:name="co4" style:family="table-column">
      <style:table-column-properties fo:break-before="auto" style:column-width="1.1181in"/>
    </style:style>
    <style:style style:name="co5" style:family="table-column">
      <style:table-column-properties fo:break-before="auto" style:column-width="1.15in"/>
    </style:style>
    <style:style style:name="co6" style:family="table-column">
      <style:table-column-properties fo:break-before="auto" style:column-width="1.3646in"/>
    </style:style>
    <style:style style:name="co7" style:family="table-column">
      <style:table-column-properties fo:break-before="auto" style:column-width="1.7075in"/>
    </style:style>
    <style:style style:name="co8" style:family="table-column">
      <style:table-column-properties fo:break-before="auto" style:column-width="1.4398in"/>
    </style:style>
    <style:style style:name="co9" style:family="table-column">
      <style:table-column-properties fo:break-before="auto" style:column-width="1.011in"/>
    </style:style>
    <style:style style:name="co10" style:family="table-column">
      <style:table-column-properties fo:break-before="auto" style:column-width="1.31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2" table:default-cell-style-name="ce1"/>
        <table:table-column table:style-name="co6" table:default-cell-style-name="ce3"/>
        <table:table-column table:style-name="co7" table:default-cell-style-name="ce1"/>
        <table:table-column table:style-name="co8" table:default-cell-style-name="ce3"/>
        <table:table-column table:style-name="co9" table:default-cell-style-name="ce1"/>
        <table:table-column table:style-name="co10" table:default-cell-style-name="ce1"/>
        <table:table-column table:style-name="co2" table:number-columns-repeated="1013" table:default-cell-style-name="ce1"/>
        <table:table-row table:style-name="ro1">
          <table:table-cell office:value-type="string" calcext:value-type="string">
            <text:p>ALGORITHM</text:p>
          </table:table-cell>
          <table:table-cell office:value-type="string" calcext:value-type="string">
            <text:p>EPOCHS</text:p>
          </table:table-cell>
          <table:table-cell office:value-type="string" calcext:value-type="string">
            <text:p>CLIENT_FRACTION</text:p>
          </table:table-cell>
          <table:table-cell office:value-type="string" calcext:value-type="string">
            <text:p>ALPHA_CLASS</text:p>
          </table:table-cell>
          <table:table-cell office:value-type="string" calcext:value-type="string">
            <text:p>ALPHA_CLIENT</text:p>
          </table:table-cell>
          <table:table-cell office:value-type="string" calcext:value-type="string">
            <text:p>NORM</text:p>
          </table:table-cell>
          <table:table-cell office:value-type="string" calcext:value-type="string">
            <text:p>ACC@100K_ITERS</text:p>
          </table:table-cell>
          <table:table-cell table:formula="of:=&quot;ACC_REL@100K_ITERS&quot;" office:value-type="string" office:string-value="ACC_REL@100K_ITERS" calcext:value-type="string">
            <text:p>ACC_REL@100K_ITERS</text:p>
          </table:table-cell>
          <table:table-cell table:style-name="ce1" office:value-type="string" calcext:value-type="string">
            <text:p>ACC@CONV_ITERS</text:p>
          </table:table-cell>
          <table:table-cell office:value-type="string" calcext:value-type="string">
            <text:p>CONV_ITERS</text:p>
          </table:table-cell>
          <table:table-cell office:value-type="string" calcext:value-type="string">
            <text:p>NORM_IMPROVE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ASELIN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entralized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none</text:p>
          </table:table-cell>
          <table:table-cell office:value-type="percentage" office:value="0.838" calcext:value-type="percentage">
            <text:p>83.8%</text:p>
          </table:table-cell>
          <table:table-cell table:style-name="ce4" office:value-type="string" calcext:value-type="string">
            <text:p>-</text:p>
          </table:table-cell>
          <table:table-cell office:value-type="percentage" office:value="0.851" calcext:value-type="percentage">
            <text:p>85.1%</text:p>
          </table:table-cell>
          <table:table-cell office:value-type="string" calcext:value-type="string">
            <text:p>172k</text:p>
          </table:table-cell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edavg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string" calcext:value-type="string">
            <text:p>inf</text:p>
          </table:table-cell>
          <table:table-cell office:value-type="string" calcext:value-type="string">
            <text:p>none</text:p>
          </table:table-cell>
          <table:table-cell office:value-type="percentage" office:value="0.762" calcext:value-type="percentage">
            <text:p>76.2%</text:p>
          </table:table-cell>
          <table:table-cell table:style-name="ce3" table:formula="of:=[.G5]/[.$G$4]" office:value-type="percentage" office:value="0.909307875894988" calcext:value-type="percentage">
            <text:p>90.9%</text:p>
          </table:table-cell>
          <table:table-cell table:style-name="ce4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BLATION STUDIES II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edavg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none</text:p>
          </table:table-cell>
          <table:table-cell office:value-type="percentage" office:value="0.15" calcext:value-type="percentage">
            <text:p>15.0%</text:p>
          </table:table-cell>
          <table:table-cell table:style-name="ce3" table:formula="of:=[.G8]/[.$G$4]" office:value-type="percentage" office:value="0.178997613365155" calcext:value-type="percentage">
            <text:p>17.9%</text:p>
          </table:table-cell>
          <table:table-cell table:number-columns-repeated="2"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edavg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none</text:p>
          </table:table-cell>
          <table:table-cell office:value-type="percentage" office:value="0.15" calcext:value-type="percentage">
            <text:p>15.0%</text:p>
          </table:table-cell>
          <table:table-cell table:style-name="ce3" table:formula="of:=[.G9]/[.$G$4]" office:value-type="percentage" office:value="0.178997613365155" calcext:value-type="percentage">
            <text:p>17.9%</text:p>
          </table:table-cell>
          <table:table-cell table:number-columns-repeated="2"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edavg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none</text:p>
          </table:table-cell>
          <table:table-cell office:value-type="percentage" office:value="0.255" calcext:value-type="percentage">
            <text:p>25.5%</text:p>
          </table:table-cell>
          <table:table-cell table:style-name="ce3" table:formula="of:=[.G10]/[.$G$4]" office:value-type="percentage" office:value="0.304295942720764" calcext:value-type="percentage">
            <text:p>30.4%</text:p>
          </table:table-cell>
          <table:table-cell table:number-columns-repeated="2"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edavg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none</text:p>
          </table:table-cell>
          <table:table-cell office:value-type="percentage" office:value="0.288" calcext:value-type="percentage">
            <text:p>28.8%</text:p>
          </table:table-cell>
          <table:table-cell table:style-name="ce3" table:formula="of:=[.G11]/[.$G$4]" office:value-type="percentage" office:value="0.343675417661098" calcext:value-type="percentage">
            <text:p>34.4%</text:p>
          </table:table-cell>
          <table:table-cell table:number-columns-repeated="2"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edavg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none</text:p>
          </table:table-cell>
          <table:table-cell office:value-type="percentage" office:value="0.566" calcext:value-type="percentage">
            <text:p>56.6%</text:p>
          </table:table-cell>
          <table:table-cell table:style-name="ce3" table:formula="of:=[.G12]/[.$G$4]" office:value-type="percentage" office:value="0.675417661097852" calcext:value-type="percentage">
            <text:p>67.5%</text:p>
          </table:table-cell>
          <table:table-cell table:number-columns-repeated="2"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edavg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none</text:p>
          </table:table-cell>
          <table:table-cell office:value-type="percentage" office:value="0.624" calcext:value-type="percentage">
            <text:p>62.4%</text:p>
          </table:table-cell>
          <table:table-cell table:style-name="ce3" table:formula="of:=[.G13]/[.$G$4]" office:value-type="percentage" office:value="0.744630071599045" calcext:value-type="percentage">
            <text:p>74.5%</text:p>
          </table:table-cell>
          <table:table-cell table:number-columns-repeated="2"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edavg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none</text:p>
          </table:table-cell>
          <table:table-cell office:value-type="percentage" office:value="0.738" calcext:value-type="percentage">
            <text:p>73.8%</text:p>
          </table:table-cell>
          <table:table-cell table:style-name="ce3" table:formula="of:=[.G14]/[.$G$4]" office:value-type="percentage" office:value="0.880668257756563" calcext:value-type="percentage">
            <text:p>88.1%</text:p>
          </table:table-cell>
          <table:table-cell table:number-columns-repeated="2"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edavg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none</text:p>
          </table:table-cell>
          <table:table-cell office:value-type="percentage" office:value="0.751" calcext:value-type="percentage">
            <text:p>75.1%</text:p>
          </table:table-cell>
          <table:table-cell table:style-name="ce3" table:formula="of:=[.G15]/[.$G$4]" office:value-type="percentage" office:value="0.89618138424821" calcext:value-type="percentage">
            <text:p>89.6%</text:p>
          </table:table-cell>
          <table:table-cell table:number-columns-repeated="2"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7"/>
          <table:table-cell table:style-name="ce3"/>
          <table:table-cell/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ABLATION STUDIES E, 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edavg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string" calcext:value-type="string">
            <text:p>inf</text:p>
          </table:table-cell>
          <table:table-cell office:value-type="string" calcext:value-type="string">
            <text:p>none</text:p>
          </table:table-cell>
          <table:table-cell/>
          <table:table-cell table:style-name="ce3" table:formula="of:=[.G18]/[.$G$4]" office:value-type="percentage" office:value="0" calcext:value-type="percentage">
            <text:p>0.0%</text:p>
          </table:table-cell>
          <table:table-cell table:number-columns-repeated="2"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edavg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string" calcext:value-type="string">
            <text:p>inf</text:p>
          </table:table-cell>
          <table:table-cell office:value-type="string" calcext:value-type="string">
            <text:p>none</text:p>
          </table:table-cell>
          <table:table-cell office:value-type="percentage" office:value="0.742" calcext:value-type="percentage">
            <text:p>74.2%</text:p>
          </table:table-cell>
          <table:table-cell table:style-name="ce3" table:formula="of:=[.G19]/[.$G$4]" office:value-type="percentage" office:value="0.885441527446301" calcext:value-type="percentage">
            <text:p>88.5%</text:p>
          </table:table-cell>
          <table:table-cell table:number-columns-repeated="2"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edavg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inf</text:p>
          </table:table-cell>
          <table:table-cell office:value-type="string" calcext:value-type="string">
            <text:p>none</text:p>
          </table:table-cell>
          <table:table-cell/>
          <table:table-cell table:style-name="ce3" table:formula="of:=[.G20]/[.$G$4]" office:value-type="percentage" office:value="0" calcext:value-type="percentage">
            <text:p>0.0%</text:p>
          </table:table-cell>
          <table:table-cell table:number-columns-repeated="2"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edavg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string" calcext:value-type="string">
            <text:p>inf</text:p>
          </table:table-cell>
          <table:table-cell office:value-type="string" calcext:value-type="string">
            <text:p>none</text:p>
          </table:table-cell>
          <table:table-cell office:value-type="percentage" office:value="0.735" calcext:value-type="percentage">
            <text:p>73.5%</text:p>
          </table:table-cell>
          <table:table-cell table:style-name="ce3" table:formula="of:=[.G21]/[.$G$4]" office:value-type="percentage" office:value="0.87708830548926" calcext:value-type="percentage">
            <text:p>87.7%</text:p>
          </table:table-cell>
          <table:table-cell table:number-columns-repeated="2"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ORMALIZATION LAYE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entralized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batch</text:p>
          </table:table-cell>
          <table:table-cell office:value-type="percentage" office:value="0.84" calcext:value-type="percentage">
            <text:p>84.0%</text:p>
          </table:table-cell>
          <table:table-cell table:style-name="ce4" office:value-type="string" calcext:value-type="string">
            <text:p>-</text:p>
          </table:table-cell>
          <table:table-cell office:value-type="percentage" office:value="0.851" calcext:value-type="percentage">
            <text:p>85.1%</text:p>
          </table:table-cell>
          <table:table-cell office:value-type="string" calcext:value-type="string">
            <text:p>146k</text:p>
          </table:table-cell>
          <table:table-cell table:style-name="ce3" table:formula="of:=([.G24]-[.G4])/[.G4]" office:value-type="percentage" office:value="0.00238663484486874" calcext:value-type="percentage">
            <text:p>0.2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entralized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group</text:p>
          </table:table-cell>
          <table:table-cell office:value-type="percentage" office:value="0.843" calcext:value-type="percentage">
            <text:p>84.3%</text:p>
          </table:table-cell>
          <table:table-cell table:style-name="ce4" office:value-type="string" calcext:value-type="string">
            <text:p>-</text:p>
          </table:table-cell>
          <table:table-cell office:value-type="percentage" office:value="0.856" calcext:value-type="percentage">
            <text:p>85.6%</text:p>
          </table:table-cell>
          <table:table-cell office:value-type="string" calcext:value-type="string">
            <text:p>145k</text:p>
          </table:table-cell>
          <table:table-cell table:style-name="ce3" table:formula="of:=([.G25]-[.G4])/[.G4]" office:value-type="percentage" office:value="0.00596658711217184" calcext:value-type="percentage">
            <text:p>0.6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edavg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string" calcext:value-type="string">
            <text:p>inf</text:p>
          </table:table-cell>
          <table:table-cell office:value-type="string" calcext:value-type="string">
            <text:p>batch</text:p>
          </table:table-cell>
          <table:table-cell office:value-type="percentage" office:value="0.769" calcext:value-type="percentage">
            <text:p>76.9%</text:p>
          </table:table-cell>
          <table:table-cell table:style-name="ce3" table:formula="of:=[.G26]/[.G24]" office:value-type="percentage" office:value="0.915476190476191" calcext:value-type="percentage">
            <text:p>91.5%</text:p>
          </table:table-cell>
          <table:table-cell table:number-columns-repeated="2" table:style-name="ce4" office:value-type="string" calcext:value-type="string">
            <text:p>-</text:p>
          </table:table-cell>
          <table:table-cell table:style-name="ce3" table:formula="of:=([.G26]-[.G5])/[.G5]" office:value-type="percentage" office:value="0.00918635170603675" calcext:value-type="percentage">
            <text:p>0.9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edavg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string" calcext:value-type="string">
            <text:p>inf</text:p>
          </table:table-cell>
          <table:table-cell office:value-type="string" calcext:value-type="string">
            <text:p>group</text:p>
          </table:table-cell>
          <table:table-cell office:value-type="percentage" office:value="0.783" calcext:value-type="percentage">
            <text:p>78.3%</text:p>
          </table:table-cell>
          <table:table-cell table:style-name="ce3" table:formula="of:=[.G27]/[.G25]" office:value-type="percentage" office:value="0.928825622775801" calcext:value-type="percentage">
            <text:p>92.9%</text:p>
          </table:table-cell>
          <table:table-cell table:number-columns-repeated="2" table:style-name="ce4" office:value-type="string" calcext:value-type="string">
            <text:p>-</text:p>
          </table:table-cell>
          <table:table-cell table:style-name="ce3" table:formula="of:=([.G27]-[.G5])/[.G5]" office:value-type="percentage" office:value="0.0275590551181101" calcext:value-type="percentage">
            <text:p>2.8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edavg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batch</text:p>
          </table:table-cell>
          <table:table-cell office:value-type="percentage" office:value="0.747" calcext:value-type="percentage">
            <text:p>74.7%</text:p>
          </table:table-cell>
          <table:table-cell table:style-name="ce3" table:formula="of:=[.G28]/[.G24]" office:value-type="percentage" office:value="0.889285714285714" calcext:value-type="percentage">
            <text:p>88.9%</text:p>
          </table:table-cell>
          <table:table-cell table:number-columns-repeated="2" table:style-name="ce4" office:value-type="string" calcext:value-type="string">
            <text:p>-</text:p>
          </table:table-cell>
          <table:table-cell table:style-name="ce3" table:formula="of:=([.G28]-[.G14])/[.G14]" office:value-type="percentage" office:value="0.0121951219512195" calcext:value-type="percentage">
            <text:p>1.2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edavg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group</text:p>
          </table:table-cell>
          <table:table-cell office:value-type="percentage" office:value="0.77" calcext:value-type="percentage">
            <text:p>77.0%</text:p>
          </table:table-cell>
          <table:table-cell table:style-name="ce3" table:formula="of:=[.G29]/[.G25]" office:value-type="percentage" office:value="0.913404507710558" calcext:value-type="percentage">
            <text:p>91.3%</text:p>
          </table:table-cell>
          <table:table-cell table:number-columns-repeated="2" table:style-name="ce4" office:value-type="string" calcext:value-type="string">
            <text:p>-</text:p>
          </table:table-cell>
          <table:table-cell table:style-name="ce3" table:formula="of:=([.G29]-[.G14])/[.G14]" office:value-type="percentage" office:value="0.0433604336043361" calcext:value-type="percentage">
            <text:p>4.3%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ADVANCED</text:p>
          </table:table-cell>
          <table:table-cell table:number-columns-repeated="5"/>
          <table:table-cell table:style-name="ce1"/>
          <table:table-cell/>
          <table:table-cell table:style-name="ce1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LPHA_CLASS</text:p>
          </table:table-cell>
          <table:table-cell office:value-type="string" calcext:value-type="string">
            <text:p>EMD_CLASS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78" calcext:value-type="float">
            <text:p>1.78</text:p>
          </table:table-cell>
          <table:table-cell table:number-columns-repeated="1022"/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1.76" calcext:value-type="float">
            <text:p>1.76</text:p>
          </table:table-cell>
          <table:table-cell table:number-columns-repeated="1022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.72" calcext:value-type="float">
            <text:p>1.72</text:p>
          </table:table-cell>
          <table:table-cell table:number-columns-repeated="1022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.69" calcext:value-type="float">
            <text:p>1.69</text:p>
          </table:table-cell>
          <table:table-cell table:number-columns-repeated="1022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.58" calcext:value-type="float">
            <text:p>1.58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44" calcext:value-type="float">
            <text:p>1.44</text:p>
          </table:table-cell>
          <table:table-cell table:number-columns-repeated="1022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" office:value-type="float" office:value="0.7" calcext:value-type="float">
            <text:p>0.70</text:p>
          </table:table-cell>
          <table:table-cell table:style-name="ce2"/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24" calcext:value-type="float">
            <text:p>0.2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f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MD_CLIENT</text:p>
          </table:table-cell>
          <table:table-cell office:value-type="string" calcext:value-type="string">
            <text:p>EMD_CLA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f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percentage-style style:name="N121">
      <number:number number:decimal-places="1" number:min-decimal-places="1" number:min-integer-digits="1"/>
      <number:text>%</number:text>
    </number:percentage-style>
    <number:number-style style:name="N122">
      <number:number number:decimal-places="1" number:min-decimal-places="1" number:min-integer-digits="1"/>
    </number:number-style>
    <number:number-style style:name="N123">
      <number:number number:decimal-places="3" number:min-decimal-places="3" number:min-integer-digits="1"/>
    </number:number-style>
    <number:number-style style:name="N124">
      <number:number number:decimal-places="16" number:min-decimal-places="16" number:min-integer-digits="1"/>
    </number:number-style>
    <number:number-style style:name="N125">
      <number:number number:decimal-places="14" number:min-decimal-places="14" number:min-integer-digits="1"/>
    </number:number-style>
    <number:number-style style:name="N126">
      <number:number number:decimal-places="13" number:min-decimal-places="13" number:min-integer-digits="1"/>
    </number:number-style>
    <number:number-style style:name="N127">
      <number:number number:decimal-places="12" number:min-decimal-places="12" number:min-integer-digits="1"/>
    </number:number-style>
    <number:number-style style:name="N128">
      <number:number number:decimal-places="11" number:min-decimal-places="11" number:min-integer-digits="1"/>
    </number:number-style>
    <number:number-style style:name="N129">
      <number:number number:decimal-places="10" number:min-decimal-places="10" number:min-integer-digits="1"/>
    </number:number-style>
    <number:number-style style:name="N130">
      <number:number number:decimal-places="9" number:min-decimal-places="9" number:min-integer-digits="1"/>
    </number:number-style>
    <number:number-style style:name="N131">
      <number:number number:decimal-places="8" number:min-decimal-places="8" number:min-integer-digits="1"/>
    </number:number-style>
    <number:number-style style:name="N132">
      <number:number number:decimal-places="7" number:min-decimal-places="7" number:min-integer-digits="1"/>
    </number:number-style>
    <number:number-style style:name="N133">
      <number:number number:decimal-places="6" number:min-decimal-places="6" number:min-integer-digits="1"/>
    </number:number-style>
    <number:number-style style:name="N134">
      <number:number number:decimal-places="5" number:min-decimal-places="5" number:min-integer-digits="1"/>
    </number:number-style>
    <number:number-style style:name="N135">
      <number:number number:decimal-places="4" number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0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07T00:09:05.635211473</meta:creation-date>
    <dc:date>2022-02-07T18:49:24.974547589</dc:date>
    <meta:editing-duration>PT17H40M55S</meta:editing-duration>
    <meta:editing-cycles>56</meta:editing-cycles>
    <meta:generator>LibreOffice/7.2.5.2$Linux_X86_64 LibreOffice_project/20$Build-2</meta:generator>
    <meta:document-statistic meta:table-count="1" meta:cell-count="258" meta:object-count="0"/>
  </office:meta>
</office:document-meta>
</file>